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font-name="FreeMono" fo:font-size="18pt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yyyyy.yyyyyy.yyy</text:p>
      <text:p text:style-name="P1">y----.y-----.y--</text:p>
      <text:p text:style-name="P1">y----y------y---</text:p>
      <text:p text:style-name="P1">..y---..y-------</text:p>
      <text:p text:style-name="P1">yy----yy---.y---</text:p>
      <text:p text:style-name="P1">y----.y---.y----</text:p>
      <text:p text:style-name="P1">y--..y--..y-----</text:p>
      <text:p text:style-name="P1">...yy---yy---...</text:p>
      <text:p text:style-name="P1">yyy---..y--..yyy</text:p>
      <text:p text:style-name="P1">y----.yy--.yy---</text:p>
      <text:p text:style-name="P1">y---.y----y-----</text:p>
      <text:p text:style-name="P1">y---y---..y---..</text:p>
      <text:p text:style-name="P1">y-------yy----yy</text:p>
      <text:p text:style-name="P1">y--.y-----.y----</text:p>
      <text:p text:style-name="P1">y--.y-----.y----</text:p>
      <text:p text:style-name="P1"/>
      <text:p text:style-name="P1"/>
      <text:p text:style-name="P1"/>
      <text:p text:style-name="P1">AAAAAAAAAAAAAAAAAAAAAAAAAAAAAAAAAAAAAAA</text:p>
      <text:p text:style-name="P1">1,6,12,14,15,16,17,20,21,22,26,27,28,29,30,31,32,33,37,40,41,44,45,47,49,50,52,54,55,60,61,62,63,64,65</text:p>
      <text:p text:style-name="P1"/>
      <text:p text:style-name="P1">DDDDDDDDDDDDDDDDDDDDDDDDDDDDDDDDDDDDDDD</text:p>
      <text:p text:style-name="P1">1,2,3,4,5,6,7,8,9,10,11,12,13,18,19,22,23,24,25,29,31,32,33,34,35,36,37,38,39,41,42,43,45,46,47,48,50,51,53,56,57,58,59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bertm </meta:initial-creator>
    <meta:creation-date>2013-09-16T19:48:28</meta:creation-date>
    <dc:date>2013-09-16T19:49:10</dc:date>
    <dc:creator>robertm </dc:creator>
    <meta:editing-duration>P0D</meta:editing-duration>
    <meta:editing-cycles>1</meta:editing-cycles>
    <meta:generator>LibreOffice/4.0.2.2$Linux_X86_64 LibreOffice_project/400m0$Build-2</meta:generator>
    <meta:document-statistic meta:table-count="0" meta:image-count="0" meta:object-count="0" meta:page-count="1" meta:paragraph-count="19" meta:word-count="47" meta:character-count="539" meta:non-whitespace-character-count="539"/>
  </office:meta>
</office:document-meta>
</file>